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left" draw:textarea-vertical-align="top" fo:padding-top="0.03cm" fo:padding-bottom="0.03cm" fo:padding-left="0.15cm" fo:padding-right="0.1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fill="none" draw:textarea-horizontal-align="left" draw:textarea-vertical-align="top" fo:padding-top="0.03cm" fo:padding-bottom="0.03cm" fo:padding-left="0.15cm" fo:padding-right="0.15cm"/>
    </style:style>
    <style:style style:name="gr6" style:family="graphic" style:parent-style-name="standard">
      <style:graphic-properties draw:textarea-horizontal-align="left" draw:textarea-vertical-align="top" fo:padding-top="0.03cm" fo:padding-bottom="0.03cm" fo:padding-left="0.05cm" fo:padding-right="0.15cm"/>
    </style:style>
    <style:style style:name="gr7" style:family="graphic" style:parent-style-name="standard">
      <style:graphic-properties svg:stroke-width="0.1cm" draw:marker-start-width="0.45cm" draw:marker-end-width="0.45cm" draw:textarea-horizontal-align="left" draw:textarea-vertical-align="top" draw:auto-grow-height="false" fo:min-height="0cm" fo:min-width="0cm" fo:padding-top="0.08cm" fo:padding-bottom="0.08cm" fo:padding-left="0.1cm" fo:padding-right="0.1cm"/>
    </style:style>
    <style:style style:name="gr8" style:family="graphic" style:parent-style-name="standard">
      <style:graphic-properties svg:stroke-width="0.1cm" draw:marker-start-width="0.45cm" draw:marker-end-width="0.45cm" draw:textarea-horizontal-align="center" draw:textarea-vertical-align="middle" draw:auto-grow-height="false" fo:min-height="0cm" fo:min-width="0cm" fo:padding-top="0.08cm" fo:padding-bottom="0.08cm" fo:padding-left="0.1cm" fo:padding-right="0.1cm"/>
    </style:style>
    <style:style style:name="gr9" style:family="graphic" style:parent-style-name="standard">
      <style:graphic-properties svg:stroke-width="0cm" draw:marker-start-width="0.3cm" draw:marker-end-width="0.3cm" draw:fill="solid" draw:fill-color="#ffffff" draw:textarea-horizontal-align="center" draw:textarea-vertical-align="middle" draw:auto-grow-height="false" fo:min-height="0cm" fo:min-width="0cm" fo:padding-top="0.03cm" fo:padding-bottom="0.03cm" fo:padding-left="0.05cm" fo:padding-right="0.05cm"/>
    </style:style>
    <style:style style:name="gr10" style:family="graphic" style:parent-style-name="standard">
      <style:graphic-properties draw:textarea-horizontal-align="center" draw:textarea-vertical-align="middle" draw:auto-grow-height="false" fo:min-height="0cm" fo:min-width="0cm" fo:padding-top="0.03cm" fo:padding-bottom="0.03cm" fo:padding-left="0.05cm" fo:padding-right="0.05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cm" svg:height="1cm" svg:x="2cm" svg:y="3cm">
          <text:p text:style-name="P1"><text:span text:style-name="T1">01</text:span><text:span text:style-name="T2">.00.00.00</text:span></text:p>
        </draw:rect>
        <draw:rect draw:style-name="gr1" draw:text-style-name="P2" draw:layer="layout" svg:width="3cm" svg:height="1cm" svg:x="6cm" svg:y="3cm">
          <text:p text:style-name="P1"><text:span text:style-name="T1">02</text:span><text:span text:style-name="T2">.00.00.00</text:span></text:p>
        </draw:rect>
        <draw:rect draw:style-name="gr1" draw:text-style-name="P2" draw:layer="layout" svg:width="3cm" svg:height="1cm" svg:x="11cm" svg:y="3cm">
          <text:p text:style-name="P1"><text:span text:style-name="T1">15</text:span><text:span text:style-name="T2">.00.00.00</text:span></text:p>
        </draw:rect>
        <draw:line draw:style-name="gr2" draw:text-style-name="P1" draw:layer="layout" svg:x1="3cm" svg:y1="3cm" svg:x2="3cm" svg:y2="2cm">
          <text:p/>
        </draw:line>
        <draw:line draw:style-name="gr2" draw:text-style-name="P1" draw:layer="layout" svg:x1="7cm" svg:y1="2cm" svg:x2="7cm" svg:y2="3cm">
          <text:p/>
        </draw:line>
        <draw:line draw:style-name="gr2" draw:text-style-name="P1" draw:layer="layout" svg:x1="12cm" svg:y1="2cm" svg:x2="12cm" svg:y2="3cm">
          <text:p/>
        </draw:line>
        <draw:line draw:style-name="gr2" draw:text-style-name="P1" draw:layer="layout" svg:x1="3cm" svg:y1="2cm" svg:x2="12cm" svg:y2="2cm">
          <text:p/>
        </draw:line>
        <draw:rect draw:style-name="gr1" draw:text-style-name="P2" draw:layer="layout" svg:width="3cm" svg:height="1cm" svg:x="3cm" svg:y="6cm">
          <text:p text:style-name="P1"><text:span text:style-name="T2">01.</text:span><text:span text:style-name="T1">01</text:span><text:span text:style-name="T2">.00.00</text:span></text:p>
        </draw:rect>
        <draw:rect draw:style-name="gr1" draw:text-style-name="P2" draw:layer="layout" svg:width="3cm" svg:height="1cm" svg:x="7cm" svg:y="6cm">
          <text:p text:style-name="P1"><text:span text:style-name="T2">01.</text:span><text:span text:style-name="T1">02</text:span><text:span text:style-name="T2">.00.00</text:span></text:p>
        </draw:rect>
        <draw:rect draw:style-name="gr1" draw:text-style-name="P2" draw:layer="layout" svg:width="3cm" svg:height="1cm" svg:x="12cm" svg:y="6cm">
          <text:p text:style-name="P1"><text:span text:style-name="T2">01.</text:span><text:span text:style-name="T1">15</text:span><text:span text:style-name="T2">.00.00</text:span></text:p>
        </draw:rect>
        <draw:line draw:style-name="gr2" draw:text-style-name="P1" draw:layer="layout" svg:x1="4cm" svg:y1="6cm" svg:x2="4cm" svg:y2="5cm">
          <text:p/>
        </draw:line>
        <draw:line draw:style-name="gr2" draw:text-style-name="P1" draw:layer="layout" svg:x1="8cm" svg:y1="5cm" svg:x2="8cm" svg:y2="6cm">
          <text:p/>
        </draw:line>
        <draw:line draw:style-name="gr2" draw:text-style-name="P1" draw:layer="layout" svg:x1="13cm" svg:y1="5cm" svg:x2="13cm" svg:y2="6cm">
          <text:p/>
        </draw:line>
        <draw:line draw:style-name="gr2" draw:text-style-name="P1" draw:layer="layout" svg:x1="4cm" svg:y1="5cm" svg:x2="13cm" svg:y2="5cm">
          <text:p/>
        </draw:line>
        <draw:rect draw:style-name="gr1" draw:text-style-name="P2" draw:layer="layout" svg:width="3cm" svg:height="1cm" svg:x="4cm" svg:y="9cm">
          <text:p text:style-name="P1"><text:span text:style-name="T2">01.01.</text:span><text:span text:style-name="T1">01</text:span><text:span text:style-name="T2">.00</text:span></text:p>
        </draw:rect>
        <draw:rect draw:style-name="gr1" draw:text-style-name="P2" draw:layer="layout" svg:width="3cm" svg:height="1cm" svg:x="8cm" svg:y="9cm">
          <text:p text:style-name="P1"><text:span text:style-name="T2">01.01.</text:span><text:span text:style-name="T1">02</text:span><text:span text:style-name="T2">.00</text:span></text:p>
        </draw:rect>
        <draw:rect draw:style-name="gr1" draw:text-style-name="P2" draw:layer="layout" svg:width="3cm" svg:height="1cm" svg:x="13cm" svg:y="9cm">
          <text:p text:style-name="P1"><text:span text:style-name="T2">01.01.</text:span><text:span text:style-name="T1">15</text:span><text:span text:style-name="T2">.00</text:span></text:p>
        </draw:rect>
        <draw:line draw:style-name="gr2" draw:text-style-name="P1" draw:layer="layout" svg:x1="5cm" svg:y1="9cm" svg:x2="5cm" svg:y2="8cm">
          <text:p/>
        </draw:line>
        <draw:line draw:style-name="gr2" draw:text-style-name="P1" draw:layer="layout" svg:x1="9cm" svg:y1="8cm" svg:x2="9cm" svg:y2="9cm">
          <text:p/>
        </draw:line>
        <draw:line draw:style-name="gr2" draw:text-style-name="P1" draw:layer="layout" svg:x1="14cm" svg:y1="8cm" svg:x2="14cm" svg:y2="9cm">
          <text:p/>
        </draw:line>
        <draw:line draw:style-name="gr2" draw:text-style-name="P1" draw:layer="layout" svg:x1="5cm" svg:y1="8cm" svg:x2="14cm" svg:y2="8cm">
          <text:p/>
        </draw:line>
        <draw:rect draw:style-name="gr1" draw:text-style-name="P2" draw:layer="layout" svg:width="3cm" svg:height="1cm" svg:x="5cm" svg:y="12cm">
          <text:p text:style-name="P1"><text:span text:style-name="T2">01.01.01.</text:span><text:span text:style-name="T1">01</text:span></text:p>
        </draw:rect>
        <draw:rect draw:style-name="gr1" draw:text-style-name="P2" draw:layer="layout" svg:width="3cm" svg:height="1cm" svg:x="9cm" svg:y="12cm">
          <text:p text:style-name="P1"><text:span text:style-name="T2">01.01.01.</text:span><text:span text:style-name="T1">02</text:span></text:p>
        </draw:rect>
        <draw:rect draw:style-name="gr1" draw:text-style-name="P2" draw:layer="layout" svg:width="3cm" svg:height="1cm" svg:x="14cm" svg:y="12cm">
          <text:p text:style-name="P1"><text:span text:style-name="T2">01.01.01.</text:span><text:span text:style-name="T1">15</text:span></text:p>
        </draw:rect>
        <draw:line draw:style-name="gr2" draw:text-style-name="P1" draw:layer="layout" svg:x1="6cm" svg:y1="12cm" svg:x2="6cm" svg:y2="11cm">
          <text:p/>
        </draw:line>
        <draw:line draw:style-name="gr2" draw:text-style-name="P1" draw:layer="layout" svg:x1="10cm" svg:y1="11cm" svg:x2="10cm" svg:y2="12cm">
          <text:p/>
        </draw:line>
        <draw:line draw:style-name="gr2" draw:text-style-name="P1" draw:layer="layout" svg:x1="15cm" svg:y1="11cm" svg:x2="15cm" svg:y2="12cm">
          <text:p/>
        </draw:line>
        <draw:line draw:style-name="gr2" draw:text-style-name="P1" draw:layer="layout" svg:x1="6cm" svg:y1="11cm" svg:x2="15cm" svg:y2="11cm">
          <text:p/>
        </draw:line>
        <draw:line draw:style-name="gr2" draw:text-style-name="P1" draw:layer="layout" svg:x1="5cm" svg:y1="10cm" svg:x2="6cm" svg:y2="11cm">
          <text:p/>
        </draw:line>
        <draw:line draw:style-name="gr2" draw:text-style-name="P1" draw:layer="layout" svg:x1="4cm" svg:y1="7cm" svg:x2="5cm" svg:y2="8cm">
          <text:p/>
        </draw:line>
        <draw:line draw:style-name="gr2" draw:text-style-name="P1" draw:layer="layout" svg:x1="3cm" svg:y1="4cm" svg:x2="4cm" svg:y2="5cm">
          <text:p/>
        </draw:line>
      </draw:page>
      <draw:page draw:name="page2" draw:style-name="dp1" draw:master-page-name="Default">
        <draw:rect draw:style-name="gr3" draw:text-style-name="P4" xml:id="id6" draw:id="id6" draw:layer="layout" svg:width="2cm" svg:height="2cm" svg:x="2cm" svg:y="15cm">
          <text:p text:style-name="P3"><text:span text:style-name="T2">1 Stream</text:span></text:p>
          <text:p text:style-name="P3"><text:span text:style-name="T2">Sub-</text:span><text:span text:style-name="T2"><text:line-break/></text:span><text:span text:style-name="T2">system</text:span></text:p>
        </draw:rect>
        <draw:rect draw:style-name="gr3" draw:text-style-name="P4" xml:id="id2" draw:id="id2" draw:layer="layout" svg:width="2cm" svg:height="2cm" svg:x="5cm" svg:y="19cm">
          <text:p text:style-name="P3"><text:span text:style-name="T2">Sub-</text:span><text:span text:style-name="T2"><text:line-break/></text:span><text:span text:style-name="T2">system</text:span></text:p>
          <text:p text:style-name="P3"><text:span text:style-name="T2">Msgbuf</text:span></text:p>
        </draw:rect>
        <draw:connector draw:style-name="gr4" draw:text-style-name="P1" draw:layer="layout" svg:x1="4cm" svg:y1="13cm" svg:x2="6cm" svg:y2="19cm" draw:start-shape="id1" draw:start-glue-point="1" draw:end-shape="id2" svg:d="m4000 13000h2000v6000">
          <text:p/>
        </draw:connector>
        <draw:rect draw:style-name="gr3" draw:text-style-name="P4" xml:id="id3" draw:id="id3" draw:layer="layout" svg:width="2cm" svg:height="2cm" svg:x="7cm" svg:y="26cm">
          <text:p text:style-name="P3"><text:span text:style-name="T2">HW </text:span></text:p>
          <text:p text:style-name="P3"><text:span text:style-name="T2">Com</text:span></text:p>
          <text:p text:style-name="P3"><text:span text:style-name="T2">Port</text:span></text:p>
        </draw:rect>
        <draw:rect draw:style-name="gr3" draw:text-style-name="P4" xml:id="id4" draw:id="id4" draw:layer="layout" svg:width="2cm" svg:height="2cm" svg:x="7cm" svg:y="23cm">
          <text:p text:style-name="P3"><text:span text:style-name="T2">BotNet</text:span></text:p>
          <text:p text:style-name="P3"><text:span text:style-name="T2">Encoder/</text:span></text:p>
          <text:p text:style-name="P3"><text:span text:style-name="T2">Decoder</text:span></text:p>
        </draw:rect>
        <draw:connector draw:style-name="gr4" draw:text-style-name="P1" draw:layer="layout" svg:x1="8cm" svg:y1="26cm" svg:x2="8cm" svg:y2="25cm" draw:start-shape="id3" draw:start-glue-point="0" draw:end-shape="id4" draw:end-glue-point="2" svg:d="m8000 26000v-1000">
          <text:p/>
        </draw:connector>
        <draw:connector draw:style-name="gr4" draw:text-style-name="P1" draw:layer="layout" svg:x1="8cm" svg:y1="23cm" svg:x2="6cm" svg:y2="21cm" draw:start-shape="id4" draw:start-glue-point="0" draw:end-shape="id2" draw:end-glue-point="2" svg:d="m8000 23000v-1000h-2000v-1000">
          <text:p/>
        </draw:connector>
        <draw:connector draw:style-name="gr4" draw:text-style-name="P1" draw:layer="layout" svg:x1="8cm" svg:y1="23cm" svg:x2="8cm" svg:y2="22cm" draw:start-shape="id4" draw:start-glue-point="0" svg:d="m8000 23000v-1000">
          <text:p/>
        </draw:connector>
        <draw:connector draw:style-name="gr4" draw:text-style-name="P1" draw:layer="layout" svg:x1="8cm" svg:y1="23cm" svg:x2="11cm" svg:y2="21cm" draw:start-shape="id4" draw:start-glue-point="0" draw:end-shape="id5" draw:end-glue-point="2" svg:d="m8000 23000v-1000h3000v-1000">
          <text:p/>
        </draw:connector>
        <draw:rect draw:style-name="gr3" draw:text-style-name="P4" xml:id="id1" draw:id="id1" draw:layer="layout" svg:width="2cm" svg:height="2cm" svg:x="2cm" svg:y="12cm">
          <text:p text:style-name="P3"><text:span text:style-name="T2">2 Mem/</text:span></text:p>
          <text:p text:style-name="P3"><text:span text:style-name="T2">Exe</text:span><text:span text:style-name="T2"><text:line-break/></text:span><text:span text:style-name="T2">Sub-</text:span><text:span text:style-name="T2"><text:line-break/></text:span><text:span text:style-name="T2">system</text:span></text:p>
        </draw:rect>
        <draw:connector draw:style-name="gr4" draw:text-style-name="P1" draw:layer="layout" svg:x1="4cm" svg:y1="16cm" svg:x2="6cm" svg:y2="19cm" draw:start-shape="id6" draw:start-glue-point="1" draw:end-shape="id2" draw:end-glue-point="0" svg:d="m4000 16000h2000v3000">
          <text:p/>
        </draw:connector>
        <draw:rect draw:style-name="gr3" draw:text-style-name="P4" xml:id="id5" draw:id="id5" draw:layer="layout" svg:width="2cm" svg:height="2cm" svg:x="10cm" svg:y="19cm">
          <text:p text:style-name="P3"><text:span text:style-name="T2">General</text:span></text:p>
          <text:p text:style-name="P3"><text:span text:style-name="T2">Msgbuf</text:span></text:p>
        </draw:rect>
        <draw:rect draw:style-name="gr3" draw:text-style-name="P4" xml:id="id8" draw:id="id8" draw:layer="layout" svg:width="2cm" svg:height="2cm" svg:x="2cm" svg:y="6cm">
          <text:p text:style-name="P3"><text:span text:style-name="T2">4 Disk</text:span></text:p>
          <text:p text:style-name="P3"><text:span text:style-name="T2">Sub-</text:span><text:span text:style-name="T2"><text:line-break/></text:span><text:span text:style-name="T2">system</text:span></text:p>
        </draw:rect>
        <draw:rect draw:style-name="gr3" draw:text-style-name="P4" xml:id="id7" draw:id="id7" draw:layer="layout" svg:width="2cm" svg:height="2cm" svg:x="2cm" svg:y="9cm">
          <text:p text:style-name="P3"><text:span text:style-name="T2">3 Diag</text:span></text:p>
          <text:p text:style-name="P3"><text:span text:style-name="T2">Selftest</text:span><text:span text:style-name="T2"><text:line-break/></text:span><text:span text:style-name="T2">Sub-</text:span><text:span text:style-name="T2"><text:line-break/></text:span><text:span text:style-name="T2">system</text:span></text:p>
        </draw:rect>
        <draw:connector draw:style-name="gr4" draw:text-style-name="P1" draw:layer="layout" draw:line-skew="0.749cm" svg:x1="4cm" svg:y1="10cm" svg:x2="6cm" svg:y2="19cm" draw:start-shape="id7" draw:start-glue-point="1" svg:d="m4000 10000h2000v9000">
          <text:p/>
        </draw:connector>
        <draw:connector draw:style-name="gr4" draw:text-style-name="P1" draw:layer="layout" draw:line-skew="0.749cm" svg:x1="4cm" svg:y1="7cm" svg:x2="6cm" svg:y2="19cm" draw:start-shape="id8" draw:start-glue-point="1" svg:d="m4000 7000h2000v12000">
          <text:p/>
        </draw:connector>
      </draw:page>
      <draw:page draw:name="page3" draw:style-name="dp1" draw:master-page-name="Default">
        <draw:rect draw:style-name="gr5" draw:text-style-name="P4" draw:layer="layout" svg:width="15.5cm" svg:height="15.2cm" svg:x="2.5cm" svg:y="3cm">
          <text:p text:style-name="P3"><text:span text:style-name="T2">Stream System</text:span></text:p>
        </draw:rect>
        <draw:rect draw:style-name="gr3" draw:text-style-name="P4" draw:layer="layout" svg:width="2cm" svg:height="2.5cm" svg:x="6cm" svg:y="8.5cm">
          <text:p text:style-name="P3"><text:span text:style-name="T2"/></text:p>
          <text:p text:style-name="P3"><text:span text:style-name="T2">Mem</text:span></text:p>
          <text:p text:style-name="P3"><text:span text:style-name="T2">Port</text:span></text:p>
        </draw:rect>
        <draw:rect draw:style-name="gr3" draw:text-style-name="P4" xml:id="id9" draw:id="id9" draw:layer="layout" svg:width="3cm" svg:height="2.2cm" svg:x="8.4cm" svg:y="13.8cm">
          <text:p text:style-name="P3"><text:span text:style-name="T2">Stream </text:span></text:p>
          <text:p text:style-name="P3"><text:span text:style-name="T2">config/data 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draw:layer="layout" svg:width="2cm" svg:height="2.5cm" svg:x="3cm" svg:y="8.501cm">
          <text:p text:style-name="P3"><text:span text:style-name="T2"/></text:p>
          <text:p text:style-name="P3"><text:span text:style-name="T2">Cmd</text:span></text:p>
          <text:p text:style-name="P3"><text:span text:style-name="T2">Port</text:span></text:p>
        </draw:rect>
        <draw:rect draw:style-name="gr3" draw:text-style-name="P4" draw:layer="layout" svg:width="0.8cm" svg:height="1cm" svg:x="4cm" svg:y="7.901cm">
          <text:p text:style-name="P3"><text:span text:style-name="T2">io</text:span></text:p>
        </draw:rect>
        <draw:rect draw:style-name="gr3" draw:text-style-name="P4" xml:id="id10" draw:id="id10" draw:layer="layout" svg:width="0.5cm" svg:height="1cm" svg:x="4.2cm" svg:y="10.501cm">
          <text:p text:style-name="P3"><text:span text:style-name="T2">ei</text:span></text:p>
        </draw:rect>
        <draw:rect draw:style-name="gr3" draw:text-style-name="P4" draw:layer="layout" svg:width="2cm" svg:height="2.5cm" svg:x="9cm" svg:y="8.5cm">
          <text:p text:style-name="P3"><text:span text:style-name="T2"/></text:p>
          <text:p text:style-name="P3"><text:span text:style-name="T2">Screen</text:span></text:p>
          <text:p text:style-name="P3"><text:span text:style-name="T2">Port</text:span></text:p>
        </draw:rect>
        <draw:connector draw:style-name="gr4" draw:text-style-name="P1" draw:layer="layout" draw:line-skew="0.049cm" svg:x1="9.9cm" svg:y1="13.8cm" svg:x2="4.45cm" svg:y2="11.501cm" draw:start-shape="id9" draw:start-glue-point="0" draw:end-shape="id10" draw:end-glue-point="2" svg:d="m9900 13800v-1100h-5450v-1199">
          <text:p/>
        </draw:connector>
        <draw:rect draw:style-name="gr3" draw:text-style-name="P4" draw:layer="layout" svg:width="0.5cm" svg:height="1cm" svg:x="3.2cm" svg:y="7.901cm">
          <text:p text:style-name="P3"><text:span text:style-name="T2">ii</text:span></text:p>
        </draw:rect>
        <draw:rect draw:style-name="gr3" draw:text-style-name="P4" xml:id="id11" draw:id="id11" draw:layer="layout" svg:width="2cm" svg:height="1.6cm" svg:x="13.8cm" svg:y="14.1cm">
          <text:p text:style-name="P3"><text:span text:style-name="T2">Stream</text:span></text:p>
          <text:p text:style-name="P3"><text:span text:style-name="T2">Config</text:span></text:p>
        </draw:rect>
        <draw:connector draw:style-name="gr4" draw:text-style-name="P1" draw:layer="layout" svg:x1="11.4cm" svg:y1="14.9cm" svg:x2="13.8cm" svg:y2="14.9cm" draw:start-shape="id9" draw:start-glue-point="1" draw:end-shape="id11" draw:end-glue-point="3" svg:d="m11400 14900h2400">
          <text:p/>
        </draw:connector>
        <draw:rect draw:style-name="gr3" draw:text-style-name="P4" xml:id="id12" draw:id="id12" draw:layer="layout" svg:width="2cm" svg:height="2cm" svg:x="8.9cm" svg:y="17cm">
          <text:p text:style-name="P3"><text:span text:style-name="T2">Stream </text:span><text:span text:style-name="T2"><text:line-break/></text:span><text:span text:style-name="T2">System</text:span></text:p>
        </draw:rect>
        <draw:connector draw:style-name="gr4" draw:text-style-name="P1" draw:layer="layout" svg:x1="9.9cm" svg:y1="17cm" svg:x2="9.9cm" svg:y2="16cm" draw:start-shape="id12" draw:start-glue-point="0" draw:end-shape="id9" draw:end-glue-point="2" svg:d="m9900 17000v-1000">
          <text:p/>
        </draw:connector>
        <draw:rect draw:style-name="gr3" draw:text-style-name="P4" xml:id="id13" draw:id="id13" draw:layer="layout" svg:width="0.5cm" svg:height="1cm" svg:x="7.2cm" svg:y="10.5cm">
          <text:p text:style-name="P3"><text:span text:style-name="T2">ei</text:span></text:p>
        </draw:rect>
        <draw:connector draw:style-name="gr4" draw:text-style-name="P1" draw:layer="layout" draw:line-skew="0.199cm" svg:x1="9.9cm" svg:y1="13cm" svg:x2="7.45cm" svg:y2="11.5cm" draw:end-shape="id13" draw:end-glue-point="2" svg:d="m9900 13000v-300h-2450v-1200">
          <text:p/>
        </draw:connector>
        <draw:rect draw:style-name="gr3" draw:text-style-name="P4" xml:id="id14" draw:id="id14" draw:layer="layout" svg:width="0.5cm" svg:height="1cm" svg:x="10.1cm" svg:y="10.5cm">
          <text:p text:style-name="P3"><text:span text:style-name="T2">ei</text:span></text:p>
        </draw:rect>
        <draw:connector draw:style-name="gr4" draw:text-style-name="P1" draw:layer="layout" draw:line-skew="0.199cm" svg:x1="9.9cm" svg:y1="13cm" svg:x2="10.35cm" svg:y2="11.5cm" draw:end-shape="id14" draw:end-glue-point="2" svg:d="m9900 13000v-300h450v-1200">
          <text:p/>
        </draw:connector>
        <draw:rect draw:style-name="gr6" draw:text-style-name="P4" draw:layer="layout" svg:width="0.5cm" svg:height="1cm" svg:x="9.3cm" svg:y="10.5cm">
          <text:p text:style-name="P3"><text:span text:style-name="T2">eo</text:span></text:p>
        </draw:rect>
        <draw:rect draw:style-name="gr6" draw:text-style-name="P4" draw:layer="layout" svg:width="0.5cm" svg:height="1cm" svg:x="6.3cm" svg:y="10.5cm">
          <text:p text:style-name="P3"><text:span text:style-name="T2">eo</text:span></text:p>
        </draw:rect>
        <draw:rect draw:style-name="gr6" draw:text-style-name="P4" draw:layer="layout" svg:width="0.5cm" svg:height="1cm" svg:x="3.3cm" svg:y="10.501cm">
          <text:p text:style-name="P3"><text:span text:style-name="T2">eo</text:span></text:p>
        </draw:rect>
        <draw:line draw:style-name="gr2" draw:text-style-name="P1" draw:layer="layout" svg:x1="4.1cm" svg:y1="7.601cm" svg:x2="4.1cm" svg:y2="7.901cm">
          <text:p/>
        </draw:line>
        <draw:line draw:style-name="gr2" draw:text-style-name="P1" draw:layer="layout" svg:x1="4.7cm" svg:y1="7.601cm" svg:x2="4.7cm" svg:y2="7.901cm">
          <text:p/>
        </draw:line>
        <draw:line draw:style-name="gr2" draw:text-style-name="P1" draw:layer="layout" svg:x1="4.5cm" svg:y1="7.601cm" svg:x2="4.5cm" svg:y2="7.901cm">
          <text:p/>
        </draw:line>
        <draw:line draw:style-name="gr2" draw:text-style-name="P1" draw:layer="layout" svg:x1="4.3cm" svg:y1="7.601cm" svg:x2="4.3cm" svg:y2="7.901cm">
          <text:p/>
        </draw:line>
        <draw:rect draw:style-name="gr3" draw:text-style-name="P4" draw:layer="layout" svg:width="0.8cm" svg:height="1cm" svg:x="3.999cm" svg:y="7.9cm">
          <text:p text:style-name="P3"><text:span text:style-name="T2">io</text:span></text:p>
        </draw:rect>
        <draw:rect draw:style-name="gr3" draw:text-style-name="P4" draw:layer="layout" svg:width="0.5cm" svg:height="1cm" svg:x="3.199cm" svg:y="7.9cm">
          <text:p text:style-name="P3"><text:span text:style-name="T2">ii</text:span></text:p>
        </draw:rect>
        <draw:line draw:style-name="gr2" draw:text-style-name="P1" draw:layer="layout" svg:x1="4.099cm" svg:y1="7.6cm" svg:x2="4.099cm" svg:y2="7.9cm">
          <text:p/>
        </draw:line>
        <draw:line draw:style-name="gr2" draw:text-style-name="P1" draw:layer="layout" svg:x1="4.699cm" svg:y1="7.6cm" svg:x2="4.699cm" svg:y2="7.9cm">
          <text:p/>
        </draw:line>
        <draw:line draw:style-name="gr2" draw:text-style-name="P1" draw:layer="layout" svg:x1="4.499cm" svg:y1="7.6cm" svg:x2="4.499cm" svg:y2="7.9cm">
          <text:p/>
        </draw:line>
        <draw:line draw:style-name="gr2" draw:text-style-name="P1" draw:layer="layout" svg:x1="4.299cm" svg:y1="7.6cm" svg:x2="4.299cm" svg:y2="7.9cm">
          <text:p/>
        </draw:line>
        <draw:rect draw:style-name="gr3" draw:text-style-name="P4" draw:layer="layout" svg:width="0.8cm" svg:height="1cm" svg:x="3.999cm" svg:y="7.9cm">
          <text:p text:style-name="P3"><text:span text:style-name="T2">io</text:span></text:p>
        </draw:rect>
        <draw:rect draw:style-name="gr3" draw:text-style-name="P4" xml:id="id21" draw:id="id21" draw:layer="layout" svg:width="0.5cm" svg:height="1cm" svg:x="3.199cm" svg:y="7.9cm">
          <text:p text:style-name="P3"><text:span text:style-name="T2">ii</text:span></text:p>
        </draw:rect>
        <draw:line draw:style-name="gr2" draw:text-style-name="P1" xml:id="id23" draw:id="id23" draw:layer="layout" svg:x1="4.099cm" svg:y1="7.6cm" svg:x2="4.099cm" svg:y2="7.9cm">
          <text:p/>
        </draw:line>
        <draw:line draw:style-name="gr2" draw:text-style-name="P1" draw:layer="layout" svg:x1="4.699cm" svg:y1="7.6cm" svg:x2="4.699cm" svg:y2="7.9cm">
          <text:p/>
        </draw:line>
        <draw:line draw:style-name="gr2" draw:text-style-name="P1" draw:layer="layout" svg:x1="4.499cm" svg:y1="7.6cm" svg:x2="4.499cm" svg:y2="7.9cm">
          <text:p/>
        </draw:line>
        <draw:line draw:style-name="gr2" draw:text-style-name="P1" xml:id="id25" draw:id="id25" draw:layer="layout" svg:x1="4.299cm" svg:y1="7.6cm" svg:x2="4.299cm" svg:y2="7.9cm">
          <text:p/>
        </draw:line>
        <draw:rect draw:style-name="gr3" draw:text-style-name="P4" draw:layer="layout" svg:width="0.8cm" svg:height="1cm" svg:x="7cm" svg:y="7.8cm">
          <text:p text:style-name="P3"><text:span text:style-name="T2">io</text:span></text:p>
        </draw:rect>
        <draw:rect draw:style-name="gr3" draw:text-style-name="P4" xml:id="id15" draw:id="id15" draw:layer="layout" svg:width="0.5cm" svg:height="1cm" svg:x="6.2cm" svg:y="7.8cm">
          <text:p text:style-name="P3"><text:span text:style-name="T2">ii</text:span></text:p>
        </draw:rect>
        <draw:line draw:style-name="gr2" draw:text-style-name="P1" xml:id="id17" draw:id="id17" draw:layer="layout" svg:x1="7.1cm" svg:y1="7.5cm" svg:x2="7.1cm" svg:y2="7.8cm">
          <text:p/>
        </draw:line>
        <draw:line draw:style-name="gr2" draw:text-style-name="P1" draw:layer="layout" svg:x1="7.7cm" svg:y1="7.5cm" svg:x2="7.7cm" svg:y2="7.8cm">
          <text:p/>
        </draw:line>
        <draw:line draw:style-name="gr2" draw:text-style-name="P1" draw:layer="layout" svg:x1="7.5cm" svg:y1="7.5cm" svg:x2="7.5cm" svg:y2="7.8cm">
          <text:p/>
        </draw:line>
        <draw:line draw:style-name="gr2" draw:text-style-name="P1" draw:layer="layout" svg:x1="7.3cm" svg:y1="7.5cm" svg:x2="7.3cm" svg:y2="7.8cm">
          <text:p/>
        </draw:line>
        <draw:rect draw:style-name="gr3" draw:text-style-name="P4" draw:layer="layout" svg:width="0.8cm" svg:height="1cm" svg:x="10cm" svg:y="7.8cm">
          <text:p text:style-name="P3"><text:span text:style-name="T2">io</text:span></text:p>
        </draw:rect>
        <draw:rect draw:style-name="gr3" draw:text-style-name="P4" xml:id="id26" draw:id="id26" draw:layer="layout" svg:width="0.5cm" svg:height="1cm" svg:x="9.2cm" svg:y="7.8cm">
          <text:p text:style-name="P3"><text:span text:style-name="T2">ii</text:span></text:p>
        </draw:rect>
        <draw:line draw:style-name="gr2" draw:text-style-name="P1" draw:layer="layout" svg:x1="10.1cm" svg:y1="7.5cm" svg:x2="10.1cm" svg:y2="7.8cm">
          <text:p/>
        </draw:line>
        <draw:line draw:style-name="gr2" draw:text-style-name="P1" draw:layer="layout" svg:x1="10.7cm" svg:y1="7.5cm" svg:x2="10.7cm" svg:y2="7.8cm">
          <text:p/>
        </draw:line>
        <draw:line draw:style-name="gr2" draw:text-style-name="P1" draw:layer="layout" svg:x1="10.5cm" svg:y1="7.5cm" svg:x2="10.5cm" svg:y2="7.8cm">
          <text:p/>
        </draw:line>
        <draw:line draw:style-name="gr2" draw:text-style-name="P1" draw:layer="layout" svg:x1="10.3cm" svg:y1="7.5cm" svg:x2="10.3cm" svg:y2="7.8cm">
          <text:p/>
        </draw:line>
        <draw:rect draw:style-name="gr3" draw:text-style-name="P4" draw:layer="layout" svg:width="2cm" svg:height="2.5cm" svg:x="12cm" svg:y="8.5cm">
          <text:p text:style-name="P3"><text:span text:style-name="T2"/></text:p>
          <text:p text:style-name="P3"><text:span text:style-name="T2">Uart1</text:span></text:p>
          <text:p text:style-name="P3"><text:span text:style-name="T2">Port</text:span></text:p>
        </draw:rect>
        <draw:rect draw:style-name="gr3" draw:text-style-name="P4" xml:id="id19" draw:id="id19" draw:layer="layout" svg:width="0.5cm" svg:height="1cm" svg:x="13.1cm" svg:y="10.5cm">
          <text:p text:style-name="P3"><text:span text:style-name="T2">ei</text:span></text:p>
        </draw:rect>
        <draw:rect draw:style-name="gr6" draw:text-style-name="P4" draw:layer="layout" svg:width="0.5cm" svg:height="1cm" svg:x="12.3cm" svg:y="10.5cm">
          <text:p text:style-name="P3"><text:span text:style-name="T2">eo</text:span></text:p>
        </draw:rect>
        <draw:rect draw:style-name="gr3" draw:text-style-name="P4" draw:layer="layout" svg:width="0.8cm" svg:height="1cm" svg:x="13cm" svg:y="7.8cm">
          <text:p text:style-name="P3"><text:span text:style-name="T2">io</text:span></text:p>
        </draw:rect>
        <draw:rect draw:style-name="gr3" draw:text-style-name="P4" xml:id="id18" draw:id="id18" draw:layer="layout" svg:width="0.5cm" svg:height="1cm" svg:x="12.2cm" svg:y="7.8cm">
          <text:p text:style-name="P3"><text:span text:style-name="T2">ii</text:span></text:p>
        </draw:rect>
        <draw:line draw:style-name="gr2" draw:text-style-name="P1" xml:id="id16" draw:id="id16" draw:layer="layout" svg:x1="13.1cm" svg:y1="7.5cm" svg:x2="13.1cm" svg:y2="7.8cm">
          <text:p/>
        </draw:line>
        <draw:line draw:style-name="gr2" draw:text-style-name="P1" draw:layer="layout" svg:x1="13.7cm" svg:y1="7.5cm" svg:x2="13.7cm" svg:y2="7.8cm">
          <text:p/>
        </draw:line>
        <draw:line draw:style-name="gr2" draw:text-style-name="P1" draw:layer="layout" svg:x1="13.5cm" svg:y1="7.5cm" svg:x2="13.5cm" svg:y2="7.8cm">
          <text:p/>
        </draw:line>
        <draw:line draw:style-name="gr2" draw:text-style-name="P1" draw:layer="layout" svg:x1="13.3cm" svg:y1="7.5cm" svg:x2="13.3cm" svg:y2="7.8cm">
          <text:p/>
        </draw:line>
        <draw:rect draw:style-name="gr3" draw:text-style-name="P4" draw:layer="layout" svg:width="2cm" svg:height="2.5cm" svg:x="15cm" svg:y="8.5cm">
          <text:p text:style-name="P3"><text:span text:style-name="T2"/></text:p>
          <text:p text:style-name="P3"><text:span text:style-name="T2">Uart2</text:span></text:p>
          <text:p text:style-name="P3"><text:span text:style-name="T2">Port</text:span></text:p>
        </draw:rect>
        <draw:rect draw:style-name="gr3" draw:text-style-name="P4" xml:id="id20" draw:id="id20" draw:layer="layout" svg:width="0.5cm" svg:height="1cm" svg:x="16.1cm" svg:y="10.5cm">
          <text:p text:style-name="P3"><text:span text:style-name="T2">ei</text:span></text:p>
        </draw:rect>
        <draw:rect draw:style-name="gr6" draw:text-style-name="P4" draw:layer="layout" svg:width="0.5cm" svg:height="1cm" svg:x="15.3cm" svg:y="10.5cm">
          <text:p text:style-name="P3"><text:span text:style-name="T2">eo</text:span></text:p>
        </draw:rect>
        <draw:rect draw:style-name="gr3" draw:text-style-name="P4" draw:layer="layout" svg:width="0.8cm" svg:height="1cm" svg:x="16cm" svg:y="7.8cm">
          <text:p text:style-name="P3"><text:span text:style-name="T2">io</text:span></text:p>
        </draw:rect>
        <draw:rect draw:style-name="gr3" draw:text-style-name="P4" xml:id="id24" draw:id="id24" draw:layer="layout" svg:width="0.5cm" svg:height="1cm" svg:x="15.2cm" svg:y="7.8cm">
          <text:p text:style-name="P3"><text:span text:style-name="T2">ii</text:span></text:p>
        </draw:rect>
        <draw:line draw:style-name="gr2" draw:text-style-name="P1" xml:id="id22" draw:id="id22" draw:layer="layout" svg:x1="16.1cm" svg:y1="7.5cm" svg:x2="16.1cm" svg:y2="7.8cm">
          <text:p/>
        </draw:line>
        <draw:line draw:style-name="gr2" draw:text-style-name="P1" draw:layer="layout" svg:x1="16.7cm" svg:y1="7.5cm" svg:x2="16.7cm" svg:y2="7.8cm">
          <text:p/>
        </draw:line>
        <draw:line draw:style-name="gr2" draw:text-style-name="P1" draw:layer="layout" svg:x1="16.5cm" svg:y1="7.5cm" svg:x2="16.5cm" svg:y2="7.8cm">
          <text:p/>
        </draw:line>
        <draw:line draw:style-name="gr2" draw:text-style-name="P1" draw:layer="layout" svg:x1="16.3cm" svg:y1="7.5cm" svg:x2="16.3cm" svg:y2="7.8cm">
          <text:p/>
        </draw:line>
        <draw:connector draw:style-name="gr4" draw:text-style-name="P1" draw:layer="layout" draw:line-skew="-0.699cm" svg:x1="6.45cm" svg:y1="7.8cm" svg:x2="13.1cm" svg:y2="7.5cm" draw:start-shape="id15" draw:start-glue-point="0" draw:end-shape="id16" draw:end-glue-point="0" svg:d="m6450 7800v-1500h6650v1200">
          <text:p/>
        </draw:connector>
        <draw:connector draw:style-name="gr4" draw:text-style-name="P1" draw:layer="layout" draw:line-skew="-0.299cm" svg:x1="7.1cm" svg:y1="7.5cm" svg:x2="12.45cm" svg:y2="7.8cm" draw:start-shape="id17" draw:start-glue-point="0" draw:end-shape="id18" draw:end-glue-point="0" svg:d="m7100 7500v-800h5350v1100">
          <text:p/>
        </draw:connector>
        <draw:connector draw:style-name="gr4" draw:text-style-name="P1" draw:layer="layout" draw:line-skew="0.05cm" svg:x1="9.9cm" svg:y1="13.8cm" svg:x2="13.35cm" svg:y2="11.5cm" draw:start-shape="id9" draw:start-glue-point="0" draw:end-shape="id19" draw:end-glue-point="2" svg:d="m9900 13800v-1100h3450v-1200">
          <text:p/>
        </draw:connector>
        <draw:connector draw:style-name="gr4" draw:text-style-name="P1" draw:layer="layout" draw:line-skew="0.05cm" svg:x1="9.9cm" svg:y1="13.8cm" svg:x2="16.35cm" svg:y2="11.5cm" draw:start-shape="id9" draw:start-glue-point="0" draw:end-shape="id20" draw:end-glue-point="2" svg:d="m9900 13800v-1100h6450v-1200">
          <text:p/>
        </draw:connector>
        <draw:connector draw:style-name="gr4" draw:text-style-name="P1" draw:layer="layout" draw:line-skew="-2.799cm" svg:x1="3.449cm" svg:y1="7.9cm" svg:x2="16.1cm" svg:y2="7.5cm" draw:start-shape="id21" draw:start-glue-point="0" draw:end-shape="id22" draw:end-glue-point="0" svg:d="m3449 7900v-3700h12651v3300">
          <text:p/>
        </draw:connector>
        <draw:connector draw:style-name="gr4" draw:text-style-name="P1" draw:layer="layout" draw:line-skew="-2.399cm" svg:x1="4.099cm" svg:y1="7.6cm" svg:x2="15.45cm" svg:y2="7.8cm" draw:start-shape="id23" draw:start-glue-point="0" draw:end-shape="id24" draw:end-glue-point="0" svg:d="m4099 7600v-2900h11351v3100">
          <text:p/>
        </draw:connector>
        <draw:connector draw:style-name="gr4" draw:text-style-name="P1" draw:layer="layout" draw:line-skew="-2.099cm" svg:x1="4.299cm" svg:y1="7.75cm" svg:x2="9.45cm" svg:y2="7.8cm" draw:start-shape="id25" draw:start-glue-point="1" draw:end-shape="id26" draw:end-glue-point="0" svg:d="m4299 7750v-2750h5151v2800">
          <text:p/>
        </draw:connector>
        <draw:rect draw:style-name="gr5" draw:text-style-name="P4" draw:layer="layout" svg:width="17cm" svg:height="23.2cm" svg:x="2cm" svg:y="2cm">
          <text:p text:style-name="P3"><text:span text:style-name="T2">Botnet</text:span></text:p>
        </draw:rect>
        <draw:connector draw:style-name="gr4" draw:text-style-name="P1" draw:layer="layout" draw:line-skew="-0.299cm" svg:x1="7.1cm" svg:y1="7.5cm" svg:x2="12.45cm" svg:y2="7.8cm" svg:d="m7100 7500v-800h5350v1100">
          <text:p/>
        </draw:connector>
        <draw:rect draw:style-name="gr3" draw:text-style-name="P4" xml:id="id28" draw:id="id28" draw:layer="layout" svg:width="3cm" svg:height="2.5cm" svg:x="8.4cm" svg:y="20.5cm">
          <text:p text:style-name="P3"><text:span text:style-name="T2">Stream </text:span></text:p>
          <text:p text:style-name="P3"><text:span text:style-name="T2">to Msg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xml:id="id27" draw:id="id27" draw:layer="layout" svg:width="2cm" svg:height="2cm" svg:x="8.9cm" svg:y="24.4cm">
          <text:p text:style-name="P3"><text:span text:style-name="T2">Botnet</text:span></text:p>
          <text:p text:style-name="P3"><text:span text:style-name="T2">Interface</text:span></text:p>
        </draw:rect>
        <draw:connector draw:style-name="gr4" draw:text-style-name="P1" draw:layer="layout" svg:x1="9.9cm" svg:y1="24.4cm" svg:x2="9.9cm" svg:y2="23cm" draw:start-shape="id27" draw:start-glue-point="0" draw:end-shape="id28" draw:end-glue-point="2" svg:d="m9900 24400v-1400">
          <text:p/>
        </draw:connector>
        <draw:rect draw:style-name="gr3" draw:text-style-name="P4" draw:layer="layout" svg:width="0.5cm" svg:height="1cm" svg:x="10.2cm" svg:y="26cm">
          <text:p text:style-name="P3"><text:span text:style-name="T2">o</text:span></text:p>
        </draw:rect>
        <draw:rect draw:style-name="gr3" draw:text-style-name="P4" draw:layer="layout" svg:width="0.5cm" svg:height="1cm" svg:x="9.3cm" svg:y="26cm">
          <text:p text:style-name="P3"><text:span text:style-name="T2">i</text:span></text:p>
        </draw:rect>
        <draw:connector draw:style-name="gr4" draw:text-style-name="P1" draw:layer="layout" svg:x1="9.9cm" svg:y1="19cm" svg:x2="9.9cm" svg:y2="20.5cm" draw:start-shape="id12" draw:start-glue-point="2" draw:end-shape="id28" draw:end-glue-point="0" svg:d="m9900 19000v1500">
          <text:p/>
        </draw:connector>
      </draw:page>
      <draw:page draw:name="page4" draw:style-name="dp1" draw:master-page-name="Default">
        <draw:rect draw:style-name="gr3" draw:text-style-name="P4" xml:id="id29" draw:id="id29" draw:layer="layout" svg:width="2cm" svg:height="2cm" svg:x="4cm" svg:y="13cm">
          <text:p text:style-name="P3"><text:span text:style-name="T2">HW </text:span></text:p>
          <text:p text:style-name="P3"><text:span text:style-name="T2">Com</text:span></text:p>
          <text:p text:style-name="P3"><text:span text:style-name="T2">Port</text:span></text:p>
        </draw:rect>
        <draw:rect draw:style-name="gr3" draw:text-style-name="P4" xml:id="id32" draw:id="id32" draw:layer="layout" svg:width="2cm" svg:height="2cm" svg:x="11cm" svg:y="10cm">
          <text:p text:style-name="P3"><text:span text:style-name="T2">SW </text:span></text:p>
          <text:p text:style-name="P3"><text:span text:style-name="T2">Com</text:span></text:p>
          <text:p text:style-name="P3"><text:span text:style-name="T2">Port1</text:span></text:p>
        </draw:rect>
        <draw:rect draw:style-name="gr3" draw:text-style-name="P4" draw:layer="layout" svg:width="1.1cm" svg:height="0.5cm" svg:x="12.4cm" svg:y="11.2cm">
          <text:p text:style-name="P3"><text:span text:style-name="T2">out</text:span></text:p>
        </draw:rect>
        <draw:rect draw:style-name="gr3" draw:text-style-name="P4" xml:id="id30" draw:id="id30" draw:layer="layout" svg:width="2cm" svg:height="2cm" svg:x="7cm" svg:y="13cm">
          <text:p text:style-name="P3"><text:span text:style-name="T2">BotNet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draw:layer="layout" svg:width="1.1cm" svg:height="0.5cm" svg:x="12.4cm" svg:y="10.3cm">
          <text:p text:style-name="P3"><text:span text:style-name="T2">in</text:span></text:p>
        </draw:rect>
        <draw:rect draw:style-name="gr3" draw:text-style-name="P4" xml:id="id31" draw:id="id31" draw:layer="layout" svg:width="2cm" svg:height="2cm" svg:x="11cm" svg:y="7cm">
          <text:p text:style-name="P3"><text:span text:style-name="T2">SW </text:span></text:p>
          <text:p text:style-name="P3"><text:span text:style-name="T2">Com</text:span></text:p>
          <text:p text:style-name="P3"><text:span text:style-name="T2">Port0</text:span></text:p>
        </draw:rect>
        <draw:rect draw:style-name="gr3" draw:text-style-name="P4" draw:layer="layout" svg:width="1.1cm" svg:height="0.5cm" svg:x="12.4cm" svg:y="8.2cm">
          <text:p text:style-name="P3"><text:span text:style-name="T2">out</text:span></text:p>
        </draw:rect>
        <draw:rect draw:style-name="gr3" draw:text-style-name="P4" draw:layer="layout" svg:width="1.1cm" svg:height="0.5cm" svg:x="12.4cm" svg:y="7.3cm">
          <text:p text:style-name="P3"><text:span text:style-name="T2">in</text:span></text:p>
        </draw:rect>
        <draw:rect draw:style-name="gr3" draw:text-style-name="P4" xml:id="id33" draw:id="id33" draw:layer="layout" svg:width="2cm" svg:height="2cm" svg:x="11cm" svg:y="13cm">
          <text:p text:style-name="P3"><text:span text:style-name="T2">SW </text:span></text:p>
          <text:p text:style-name="P3"><text:span text:style-name="T2">Com</text:span></text:p>
          <text:p text:style-name="P3"><text:span text:style-name="T2">Port7</text:span></text:p>
        </draw:rect>
        <draw:rect draw:style-name="gr3" draw:text-style-name="P4" draw:layer="layout" svg:width="1.1cm" svg:height="0.5cm" svg:x="12.4cm" svg:y="14.2cm">
          <text:p text:style-name="P3"><text:span text:style-name="T2">out</text:span></text:p>
        </draw:rect>
        <draw:rect draw:style-name="gr3" draw:text-style-name="P4" draw:layer="layout" svg:width="1.1cm" svg:height="0.5cm" svg:x="12.4cm" svg:y="13.3cm">
          <text:p text:style-name="P3"><text:span text:style-name="T2">in</text:span></text:p>
        </draw:rect>
        <draw:rect draw:style-name="gr3" draw:text-style-name="P4" xml:id="id34" draw:id="id34" draw:layer="layout" svg:width="2cm" svg:height="2cm" svg:x="11cm" svg:y="16cm">
          <text:p text:style-name="P3"><text:span text:style-name="T2">Msg </text:span></text:p>
          <text:p text:style-name="P3"><text:span text:style-name="T2">Buf</text:span></text:p>
        </draw:rect>
        <draw:rect draw:style-name="gr3" draw:text-style-name="P4" draw:layer="layout" svg:width="1.1cm" svg:height="0.5cm" svg:x="12.4cm" svg:y="17.2cm">
          <text:p text:style-name="P3"><text:span text:style-name="T2">out</text:span></text:p>
        </draw:rect>
        <draw:rect draw:style-name="gr3" draw:text-style-name="P4" draw:layer="layout" svg:width="1.1cm" svg:height="0.5cm" svg:x="12.4cm" svg:y="16.3cm">
          <text:p text:style-name="P3"><text:span text:style-name="T2">in</text:span></text:p>
        </draw:rect>
        <draw:rect draw:style-name="gr3" draw:text-style-name="P4" xml:id="id35" draw:id="id35" draw:layer="layout" svg:width="2cm" svg:height="2cm" svg:x="11cm" svg:y="19cm">
          <text:p text:style-name="P3"><text:span text:style-name="T2">Packet</text:span></text:p>
          <text:p text:style-name="P3"><text:span text:style-name="T2">Buf</text:span></text:p>
        </draw:rect>
        <draw:rect draw:style-name="gr3" draw:text-style-name="P4" draw:layer="layout" svg:width="1.1cm" svg:height="0.5cm" svg:x="12.4cm" svg:y="20.2cm">
          <text:p text:style-name="P3"><text:span text:style-name="T2">out</text:span></text:p>
        </draw:rect>
        <draw:rect draw:style-name="gr3" draw:text-style-name="P4" draw:layer="layout" svg:width="1.1cm" svg:height="0.5cm" svg:x="12.4cm" svg:y="19.3cm">
          <text:p text:style-name="P3"><text:span text:style-name="T2">in</text:span></text:p>
        </draw:rect>
        <draw:connector draw:style-name="gr4" draw:text-style-name="P1" draw:layer="layout" svg:x1="6cm" svg:y1="14cm" svg:x2="7cm" svg:y2="14cm" draw:start-shape="id29" draw:start-glue-point="1" draw:end-shape="id30" draw:end-glue-point="3" svg:d="m6000 14000h1000">
          <text:p/>
        </draw:connector>
        <draw:connector draw:style-name="gr4" draw:text-style-name="P1" draw:layer="layout" svg:x1="9cm" svg:y1="14cm" svg:x2="11cm" svg:y2="8cm" draw:start-shape="id30" draw:start-glue-point="1" draw:end-shape="id31" draw:end-glue-point="3" svg:d="m9000 14000h1000v-6000h1000">
          <text:p/>
        </draw:connector>
        <draw:connector draw:style-name="gr4" draw:text-style-name="P1" draw:layer="layout" svg:x1="9cm" svg:y1="14cm" svg:x2="11cm" svg:y2="11cm" draw:start-shape="id30" draw:start-glue-point="1" draw:end-shape="id32" svg:d="m9000 14000h1000v-3000h1000">
          <text:p/>
        </draw:connector>
        <draw:connector draw:style-name="gr4" draw:text-style-name="P1" draw:layer="layout" svg:x1="9cm" svg:y1="14cm" svg:x2="11cm" svg:y2="14cm" draw:start-shape="id30" draw:start-glue-point="1" draw:end-shape="id33" draw:end-glue-point="3" svg:d="m9000 14000h2000">
          <text:p/>
        </draw:connector>
        <draw:connector draw:style-name="gr4" draw:text-style-name="P1" draw:layer="layout" svg:x1="9cm" svg:y1="14cm" svg:x2="11cm" svg:y2="17cm" draw:start-shape="id30" draw:start-glue-point="1" draw:end-shape="id34" svg:d="m9000 14000h1000v3000h1000">
          <text:p/>
        </draw:connector>
        <draw:connector draw:style-name="gr4" draw:text-style-name="P1" draw:layer="layout" svg:x1="9cm" svg:y1="14cm" svg:x2="11cm" svg:y2="20cm" draw:start-shape="id30" draw:start-glue-point="1" draw:end-shape="id35" svg:d="m9000 14000h1000v6000h1000">
          <text:p/>
        </draw:connector>
      </draw:page>
      <draw:page draw:name="page5" draw:style-name="dp1" draw:master-page-name="Default">
        <draw:custom-shape draw:style-name="gr7" draw:text-style-name="P4" draw:layer="layout" svg:width="3cm" svg:height="5cm" svg:x="2cm" svg:y="2cm">
          <text:p text:style-name="P3"><text:span text:style-name="T2">Botnet</text:span></text:p>
          <text:p text:style-name="P3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3cm" svg:height="2cm" svg:x="17cm" svg:y="19cm">
          <text:p text:style-name="P1"><text:span text:style-name="T2">cI2C</text:span></text:p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2.497cm" svg:y="4.3cm">
              <text:p text:style-name="P1"><text:span text:style-name="T3">RxMsg 64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2.203cm" svg:y="4.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2.351cm" svg:y="4.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2.494cm" svg:y="5.175cm">
              <text:p text:style-name="P1"><text:span text:style-name="T3">TxMsg 64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2.2cm" svg:y="5.17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2.346cm" svg:y="5.17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7" draw:text-style-name="P4" draw:layer="layout" svg:width="4cm" svg:height="4.4cm" svg:x="8cm" svg:y="2cm">
          <text:p text:style-name="P3"><text:span text:style-name="T2">Botnet - UpLink</text:span></text:p>
          <text:p text:style-name="P3"><text:span text:style-name="T2">Master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cm" svg:height="5cm" svg:x="8cm" svg:y="7cm">
          <text:p text:style-name="P3"><text:span text:style-name="T2">Botnet - DownLink</text:span></text:p>
          <text:p text:style-name="P3"><text:span text:style-name="T2">MasterSla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5cm" svg:y1="3cm" svg:x2="8cm" svg:y2="3cm">
          <text:p text:style-name="P1">1</text:p>
        </draw:line>
        <draw:line draw:style-name="gr11" draw:text-style-name="P1" draw:layer="layout" svg:x1="5cm" svg:y1="6cm" svg:x2="8cm" svg:y2="8cm">
          <text:p text:style-name="P1">14</text:p>
        </draw:line>
        <draw:custom-shape draw:style-name="gr7" draw:text-style-name="P4" draw:layer="layout" svg:width="3.1cm" svg:height="2cm" svg:x="8cm" svg:y="13cm">
          <text:p text:style-name="P3"><text:span text:style-name="T2">Botnet</text:span></text:p>
          <text:p text:style-name="P3"><text:span text:style-name="T2">MsgSy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5.7cm" svg:x="2cm" svg:y="8.3cm">
          <text:p text:style-name="P3"><text:span text:style-name="T2">Botnet</text:span></text:p>
          <text:p text:style-name="P3"><text:span text:style-name="T2">StreamSy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5cm" svg:y1="7cm" svg:x2="8cm" svg:y2="14cm">
          <text:p text:style-name="P1">1</text:p>
        </draw:line>
        <draw:line draw:style-name="gr11" draw:text-style-name="P1" draw:layer="layout" svg:x1="2.9cm" svg:y1="7cm" svg:x2="2.9cm" svg:y2="8.3cm">
          <text:p text:style-name="P1">1</text:p>
        </draw:line>
        <draw:g>
          <draw:custom-shape draw:style-name="gr12" draw:text-style-name="P5" draw:layer="layout" svg:width="2.8cm" svg:height="1.3cm" svg:x="8.3cm" svg:y="8.6cm">
            <text:p text:style-name="P1"><text:span text:style-name="T3">RxComBuf 256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9.7cm" svg:y1="8.9cm" svg:x2="9.8cm" svg:y2="8.8cm">
            <text:p/>
          </draw:line>
          <draw:line draw:style-name="gr2" draw:text-style-name="P1" draw:layer="layout" svg:x1="9.7cm" svg:y1="8.6cm" svg:x2="9.8cm" svg:y2="8.8cm">
            <text:p/>
          </draw:line>
        </draw:g>
        <draw:g>
          <draw:custom-shape draw:style-name="gr12" draw:text-style-name="P5" draw:layer="layout" svg:width="2.8cm" svg:height="1.3cm" svg:x="8.3cm" svg:y="10.1cm">
            <text:p text:style-name="P1"><text:span text:style-name="T3">TxComBuf 256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9.7cm" svg:y1="10.4cm" svg:x2="9.8cm" svg:y2="10.3cm">
            <text:p/>
          </draw:line>
          <draw:line draw:style-name="gr2" draw:text-style-name="P1" draw:layer="layout" svg:x1="9.7cm" svg:y1="10.1cm" svg:x2="9.8cm" svg:y2="10.3cm">
            <text:p/>
          </draw:line>
        </draw:g>
        <draw:custom-shape draw:style-name="gr7" draw:text-style-name="P4" draw:layer="layout" svg:width="3cm" svg:height="3cm" svg:x="14cm" svg:y="7cm">
          <text:p text:style-name="P3"><text:span text:style-name="T2">cComDat</text:span></text:p>
          <text:p text:style-name="P3"><text:span text:style-name="T2">ComDat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14.697cm" svg:y="8.225cm">
              <text:p text:style-name="P1"><text:span text:style-name="T3">RxSync 2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403cm" svg:y="8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551cm" svg:y="8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14.694cm" svg:y="9.1cm">
              <text:p text:style-name="P1"><text:span text:style-name="T3">TxSync 2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4cm" svg:y="9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546cm" svg:y="9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7" draw:text-style-name="P4" draw:layer="layout" svg:width="3cm" svg:height="3cm" svg:x="14cm" svg:y="11cm">
          <text:p text:style-name="P3"><text:span text:style-name="T2">cComDat</text:span></text:p>
          <text:p text:style-name="P3"><text:span text:style-name="T2">ComDat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14.697cm" svg:y="12.225cm">
              <text:p text:style-name="P1"><text:span text:style-name="T3">RxDat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403cm" svg:y="12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551cm" svg:y="12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14.694cm" svg:y="13.1cm">
              <text:p text:style-name="P1"><text:span text:style-name="T3">TxDat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4cm" svg:y="13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546cm" svg:y="13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7" draw:text-style-name="P4" draw:layer="layout" svg:width="3cm" svg:height="3cm" svg:x="14cm" svg:y="15cm">
          <text:p text:style-name="P3"><text:span text:style-name="T2">cComDat</text:span></text:p>
          <text:p text:style-name="P3"><text:span text:style-name="T2">ComDat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14.697cm" svg:y="16.225cm">
              <text:p text:style-name="P1"><text:span text:style-name="T3">RxAck 0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403cm" svg:y="16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551cm" svg:y="16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14.694cm" svg:y="17.1cm">
              <text:p text:style-name="P1"><text:span text:style-name="T3">TxAck 1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4cm" svg:y="17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546cm" svg:y="17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line draw:style-name="gr11" draw:text-style-name="P1" draw:layer="layout" svg:x1="12cm" svg:y1="8cm" svg:x2="14cm" svg:y2="8cm">
          <text:p text:style-name="P1">1</text:p>
        </draw:line>
        <draw:line draw:style-name="gr11" draw:text-style-name="P1" draw:layer="layout" svg:x1="12cm" svg:y1="11.4cm" svg:x2="14cm" svg:y2="11.4cm">
          <text:p text:style-name="P1">1</text:p>
        </draw:line>
        <draw:line draw:style-name="gr11" draw:text-style-name="P1" draw:layer="layout" svg:x1="10cm" svg:y1="12cm" svg:x2="14cm" svg:y2="16cm">
          <text:p text:style-name="P1">1</text:p>
        </draw:line>
        <draw:line draw:style-name="gr13" draw:text-style-name="P1" draw:layer="layout" svg:x1="17cm" svg:y1="16.8cm" svg:x2="18.7cm" svg:y2="19cm">
          <text:p/>
        </draw:line>
        <draw:line draw:style-name="gr13" draw:text-style-name="P1" draw:layer="layout" svg:x1="17cm" svg:y1="12.4cm" svg:x2="18.6cm" svg:y2="19cm">
          <text:p/>
        </draw:line>
        <draw:g>
          <draw:custom-shape draw:style-name="gr12" draw:text-style-name="P5" draw:layer="layout" svg:width="2.8cm" svg:height="1.3cm" svg:x="8.2cm" svg:y="3.2cm">
            <text:p text:style-name="P1"><text:span text:style-name="T3">RxComBuf 102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9.6cm" svg:y1="3.5cm" svg:x2="9.7cm" svg:y2="3.4cm">
            <text:p/>
          </draw:line>
          <draw:line draw:style-name="gr2" draw:text-style-name="P1" draw:layer="layout" svg:x1="9.6cm" svg:y1="3.2cm" svg:x2="9.7cm" svg:y2="3.4cm">
            <text:p/>
          </draw:line>
        </draw:g>
        <draw:g>
          <draw:custom-shape draw:style-name="gr12" draw:text-style-name="P5" draw:layer="layout" svg:width="2.8cm" svg:height="1.3cm" svg:x="8.2cm" svg:y="4.7cm">
            <text:p text:style-name="P1"><text:span text:style-name="T3">TxComBuf 102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9.6cm" svg:y1="5cm" svg:x2="9.7cm" svg:y2="4.9cm">
            <text:p/>
          </draw:line>
          <draw:line draw:style-name="gr2" draw:text-style-name="P1" draw:layer="layout" svg:x1="9.6cm" svg:y1="4.7cm" svg:x2="9.7cm" svg:y2="4.9cm">
            <text:p/>
          </draw:line>
        </draw:g>
        <draw:custom-shape draw:style-name="gr8" draw:text-style-name="P2" draw:layer="layout" svg:width="2cm" svg:height="2cm" svg:x="18cm" svg:y="2cm">
          <text:p text:style-name="P1"><text:span text:style-name="T2">cI2C</text:span></text:p>
          <text:p text:style-name="P1"><text:span text:style-name="T2">Sla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3cm" svg:x="13.6cm" svg:y="2cm">
          <text:p text:style-name="P3"><text:span text:style-name="T2">cComDat</text:span></text:p>
          <text:p text:style-name="P3"><text:span text:style-name="T2">ComDat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14.297cm" svg:y="3.225cm">
              <text:p text:style-name="P1"><text:span text:style-name="T3">RxMsg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003cm" svg:y="3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151cm" svg:y="3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14.294cm" svg:y="4.1cm">
              <text:p text:style-name="P1"><text:span text:style-name="T3">TxMsg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cm" svg:y="4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146cm" svg:y="4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line draw:style-name="gr11" draw:text-style-name="P1" draw:layer="layout" svg:x1="12cm" svg:y1="3cm" svg:x2="13.6cm" svg:y2="3cm">
          <text:p text:style-name="P1">1</text:p>
        </draw:line>
        <draw:line draw:style-name="gr11" draw:text-style-name="P1" draw:layer="layout" svg:x1="16.6cm" svg:y1="3cm" svg:x2="18cm" svg:y2="3cm">
          <text:p text:style-name="P1">1</text:p>
        </draw:line>
        <draw:line draw:style-name="gr13" draw:text-style-name="P1" draw:layer="layout" svg:x1="17.041cm" svg:y1="8.3cm" svg:x2="18.641cm" svg:y2="19cm">
          <text:p/>
        </draw:line>
        <draw:custom-shape draw:style-name="gr7" draw:text-style-name="P4" draw:layer="layout" svg:width="3.1cm" svg:height="5.4cm" svg:x="15.9cm" svg:y="22.6cm">
          <text:p text:style-name="P3"><text:span text:style-name="T2">Botnet</text:span></text:p>
          <text:p text:style-name="P3"><text:span text:style-name="T2">StreamSys</text:span></text:p>
          <text:p text:style-name="P3"><text:span text:style-name="T2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2" draw:text-style-name="P5" draw:layer="layout" svg:width="2.8cm" svg:height="1.3cm" svg:x="2.1cm" svg:y="9.4cm">
            <text:p text:style-name="P1"><text:span text:style-name="T3">RxComBuf 128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3.5cm" svg:y1="9.7cm" svg:x2="3.6cm" svg:y2="9.6cm">
            <text:p/>
          </draw:line>
          <draw:line draw:style-name="gr2" draw:text-style-name="P1" draw:layer="layout" svg:x1="3.5cm" svg:y1="9.4cm" svg:x2="3.6cm" svg:y2="9.6cm">
            <text:p/>
          </draw:line>
        </draw:g>
        <draw:g>
          <draw:custom-shape draw:style-name="gr12" draw:text-style-name="P5" draw:layer="layout" svg:width="2.8cm" svg:height="1.3cm" svg:x="2.1cm" svg:y="10.9cm">
            <text:p text:style-name="P1"><text:span text:style-name="T3">TxComBuf 128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3.5cm" svg:y1="11.2cm" svg:x2="3.6cm" svg:y2="11.1cm">
            <text:p/>
          </draw:line>
          <draw:line draw:style-name="gr2" draw:text-style-name="P1" draw:layer="layout" svg:x1="3.5cm" svg:y1="10.9cm" svg:x2="3.6cm" svg:y2="11.1cm">
            <text:p/>
          </draw:line>
        </draw:g>
        <draw:g>
          <draw:g>
            <draw:custom-shape draw:style-name="gr9" draw:text-style-name="P5" draw:layer="layout" svg:width="1.903cm" svg:height="0.5cm" svg:x="2.497cm" svg:y="12.4cm">
              <text:p text:style-name="P1"><text:span text:style-name="T3">RxMsg 64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2.203cm" svg:y="12.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2.351cm" svg:y="12.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2.494cm" svg:y="13.275cm">
              <text:p text:style-name="P1"><text:span text:style-name="T3">TxMsg 64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2.2cm" svg:y="13.27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2.346cm" svg:y="13.27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7" draw:text-style-name="P4" draw:layer="layout" svg:width="3.1cm" svg:height="3cm" svg:x="7cm" svg:y="25.7cm">
          <text:p text:style-name="P3"><text:span text:style-name="T2">Botnet</text:span></text:p>
          <text:p text:style-name="P3"><text:span text:style-name="T2">StreamSys</text:span></text:p>
          <text:p text:style-name="P3"><text:span text:style-name="T2">Pr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2" draw:text-style-name="P5" draw:layer="layout" svg:width="2.8cm" svg:height="1.3cm" svg:x="7.2cm" svg:y="27.2cm">
            <text:p text:style-name="P1"><text:span text:style-name="T3">Text 512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2" draw:text-style-name="P5" draw:layer="layout" svg:width="2.8cm" svg:height="1.3cm" svg:x="16cm" svg:y="25.1cm">
            <text:p text:style-name="P1"><text:span text:style-name="T3">R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2" draw:text-style-name="P5" draw:layer="layout" svg:width="2.8cm" svg:height="1.3cm" svg:x="16cm" svg:y="26.5cm">
            <text:p text:style-name="P1"><text:span text:style-name="T3">T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7" draw:text-style-name="P4" draw:layer="layout" svg:width="3.1cm" svg:height="2.9cm" svg:x="2cm" svg:y="25.1cm">
          <text:p text:style-name="P3"><text:span text:style-name="T2">Botnet</text:span></text:p>
          <text:p text:style-name="P3"><text:span text:style-name="T2">StreamSys</text:span></text:p>
          <text:p text:style-name="P3"><text:span text:style-name="T2">PortCm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9" draw:text-style-name="P2" draw:layer="layout" svg:width="1.906cm" svg:height="0.5cm" svg:x="16.494cm" svg:y="24.3cm">
            <text:p text:style-name="P1"><text:span text:style-name="T3">Name 24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2" draw:layer="layout" svg:width="0.146cm" svg:height="0.5cm" svg:x="16.2cm" svg:y="24.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2" draw:layer="layout" svg:width="0.148cm" svg:height="0.5cm" svg:x="16.346cm" svg:y="24.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9" draw:text-style-name="P2" draw:layer="layout" svg:width="1.906cm" svg:height="0.5cm" svg:x="2.694cm" svg:y="26.9cm">
            <text:p text:style-name="P1"><text:span text:style-name="T3">String 32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2" draw:layer="layout" svg:width="0.146cm" svg:height="0.5cm" svg:x="2.4cm" svg:y="26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2" draw:layer="layout" svg:width="0.148cm" svg:height="0.5cm" svg:x="2.546cm" svg:y="26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11" draw:text-style-name="P1" draw:layer="layout" svg:x1="5.1cm" svg:y1="27cm" svg:x2="7cm" svg:y2="27cm">
          <text:p text:style-name="P1">1</text:p>
        </draw:line>
        <draw:line draw:style-name="gr11" draw:text-style-name="P1" draw:layer="layout" svg:x1="5.1cm" svg:y1="25.4cm" svg:x2="15.9cm" svg:y2="25.4cm">
          <text:p text:style-name="P1">1</text:p>
        </draw:line>
        <draw:custom-shape draw:style-name="gr7" draw:text-style-name="P4" draw:layer="layout" svg:width="3cm" svg:height="4.6cm" svg:x="9cm" svg:y="17.4cm">
          <text:p text:style-name="P3"><text:span text:style-name="T2">Botnet</text:span></text:p>
          <text:p text:style-name="P3"><text:span text:style-name="T2">StreamSys</text:span></text:p>
          <text:p text:style-name="P3"><text:span text:style-name="T2">PortC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2" draw:text-style-name="P5" draw:layer="layout" svg:width="2.8cm" svg:height="1.3cm" svg:x="9.1cm" svg:y="19cm">
            <text:p text:style-name="P1"><text:span text:style-name="T3">R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2" draw:text-style-name="P5" draw:layer="layout" svg:width="2.8cm" svg:height="1.3cm" svg:x="9.1cm" svg:y="20.4cm">
            <text:p text:style-name="P1"><text:span text:style-name="T3">T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line draw:style-name="gr11" draw:text-style-name="P1" draw:layer="layout" svg:x1="8cm" svg:y1="22.4cm" svg:x2="15.9cm" svg:y2="23.6cm">
          <text:p text:style-name="P1">1</text:p>
        </draw:line>
        <draw:custom-shape draw:style-name="gr7" draw:text-style-name="P4" draw:layer="layout" svg:width="3cm" svg:height="6.4cm" svg:x="5cm" svg:y="16.6cm">
          <text:p text:style-name="P3"><text:span text:style-name="T2">Botnet</text:span></text:p>
          <text:p text:style-name="P3"><text:span text:style-name="T2">StreamSys</text:span></text:p>
          <text:p text:style-name="P3"><text:span text:style-name="T2">PortI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2" draw:text-style-name="P5" draw:layer="layout" svg:width="2.8cm" svg:height="1.3cm" svg:x="5.1cm" svg:y="20cm">
            <text:p text:style-name="P1"><text:span text:style-name="T3">R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2" draw:text-style-name="P5" draw:layer="layout" svg:width="2.8cm" svg:height="1.3cm" svg:x="5.1cm" svg:y="21.4cm">
            <text:p text:style-name="P1"><text:span text:style-name="T3">T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line draw:style-name="gr11" draw:text-style-name="P1" draw:layer="layout" svg:x1="12cm" svg:y1="21cm" svg:x2="15.9cm" svg:y2="23.1cm">
          <text:p text:style-name="P1">1</text:p>
        </draw:line>
        <draw:line draw:style-name="gr11" draw:text-style-name="P1" draw:layer="layout" svg:x1="2.2cm" svg:y1="14cm" svg:x2="2.2cm" svg:y2="25.1cm">
          <text:p text:style-name="P1">1</text:p>
        </draw:line>
        <draw:g>
          <draw:custom-shape draw:style-name="gr9" draw:text-style-name="P2" draw:layer="layout" svg:width="2.1cm" svg:height="0.5cm" svg:x="5.3cm" svg:y="18.1cm">
            <text:p text:style-name="P1"><text:span text:style-name="T3">InBuf 32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9" draw:text-style-name="P2" draw:layer="layout" svg:width="2.1cm" svg:height="0.5cm" svg:x="5.3cm" svg:y="18.7cm">
            <text:p text:style-name="P1"><text:span text:style-name="T3">OutBuf 32B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9" draw:text-style-name="P2" draw:layer="layout" svg:width="2.1cm" svg:height="0.5cm" svg:x="5.3cm" svg:y="19.3cm">
            <text:p text:style-name="P1"><text:span text:style-name="T3">Ram 8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6" draw:style-name="dp1" draw:master-page-name="Default">
        <draw:custom-shape draw:style-name="gr7" draw:text-style-name="P4" draw:layer="layout" svg:width="3cm" svg:height="5cm" svg:x="2cm" svg:y="2cm">
          <text:p text:style-name="P3"><text:span text:style-name="T2">Botnet</text:span></text:p>
          <text:p text:style-name="P3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3cm" svg:height="2cm" svg:x="17cm" svg:y="19cm">
          <text:p text:style-name="P1"><text:span text:style-name="T2">cI2C</text:span></text:p>
          <text:p text:style-name="P1"><text:span text:style-name="T2">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2.497cm" svg:y="4.3cm">
              <text:p text:style-name="P1"><text:span text:style-name="T3">RxMsg 64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2.203cm" svg:y="4.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2.351cm" svg:y="4.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2.494cm" svg:y="5.175cm">
              <text:p text:style-name="P1"><text:span text:style-name="T3">TxMsg 64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2.2cm" svg:y="5.17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2.346cm" svg:y="5.17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7" draw:text-style-name="P4" draw:layer="layout" svg:width="4cm" svg:height="4.4cm" svg:x="8cm" svg:y="2cm">
          <text:p text:style-name="P3"><text:span text:style-name="T2">Botnet - UpLink</text:span></text:p>
          <text:p text:style-name="P3"><text:span text:style-name="T2">MasterMa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cm" svg:height="5cm" svg:x="8cm" svg:y="7cm">
          <text:p text:style-name="P3"><text:span text:style-name="T2">Botnet - DownLink</text:span></text:p>
          <text:p text:style-name="P3"><text:span text:style-name="T2">MasterSla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6" draw:layer="layout" svg:x1="5cm" svg:y1="3cm" svg:x2="8cm" svg:y2="3cm">
          <text:p text:style-name="P1"><text:span text:style-name="T4">1</text:span></text:p>
        </draw:line>
        <draw:line draw:style-name="gr11" draw:text-style-name="P6" draw:layer="layout" svg:x1="5cm" svg:y1="6cm" svg:x2="8cm" svg:y2="8cm">
          <text:p text:style-name="P1"><text:span text:style-name="T4">14</text:span></text:p>
        </draw:line>
        <draw:custom-shape draw:style-name="gr7" draw:text-style-name="P4" draw:layer="layout" svg:width="3.1cm" svg:height="2cm" svg:x="8cm" svg:y="13cm">
          <text:p text:style-name="P3"><text:span text:style-name="T2">Botnet</text:span></text:p>
          <text:p text:style-name="P3"><text:span text:style-name="T2">MsgSy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5.7cm" svg:x="2cm" svg:y="8.3cm">
          <text:p text:style-name="P3"><text:span text:style-name="T2">Botnet</text:span></text:p>
          <text:p text:style-name="P3"><text:span text:style-name="T2">StreamSy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6" draw:layer="layout" svg:x1="5cm" svg:y1="7cm" svg:x2="8cm" svg:y2="14cm">
          <text:p text:style-name="P1"><text:span text:style-name="T4">1</text:span></text:p>
        </draw:line>
        <draw:line draw:style-name="gr11" draw:text-style-name="P6" draw:layer="layout" svg:x1="2.9cm" svg:y1="7cm" svg:x2="2.9cm" svg:y2="8.3cm">
          <text:p text:style-name="P1"><text:span text:style-name="T4">1</text:span></text:p>
        </draw:line>
        <draw:custom-shape draw:style-name="gr7" draw:text-style-name="P4" draw:layer="layout" svg:width="3cm" svg:height="5cm" svg:x="2cm" svg:y="23cm">
          <text:p text:style-name="P3"><text:span text:style-name="T2">Botnet</text:span></text:p>
          <text:p text:style-name="P3"><text:span text:style-name="T2">Sla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3cm" svg:x="12cm" svg:y="23cm">
          <text:p text:style-name="P3"><text:span text:style-name="T2">cComDat</text:span></text:p>
          <text:p text:style-name="P3"><text:span text:style-name="T2">ComDat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.1cm" svg:height="2cm" svg:x="7cm" svg:y="23cm">
          <text:p text:style-name="P3"><text:span text:style-name="T2">cI2C</text:span></text:p>
          <text:p text:style-name="P3"><text:span text:style-name="T2">Slave</text:span></text:p>
          <text:p text:style-name="P3"><text:span text:style-name="T2">ComN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6" draw:layer="layout" svg:x1="5cm" svg:y1="24cm" svg:x2="7cm" svg:y2="24cm">
          <text:p text:style-name="P1"><text:span text:style-name="T4">1</text:span></text:p>
        </draw:line>
        <draw:g>
          <draw:custom-shape draw:style-name="gr12" draw:text-style-name="P5" draw:layer="layout" svg:width="2.8cm" svg:height="1.3cm" svg:x="2.1cm" svg:y="24.8cm">
            <text:p text:style-name="P1"><text:span text:style-name="T3">RxComBuf 256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3.5cm" svg:y1="25.1cm" svg:x2="3.6cm" svg:y2="25cm">
            <text:p/>
          </draw:line>
          <draw:line draw:style-name="gr2" draw:text-style-name="P1" draw:layer="layout" svg:x1="3.5cm" svg:y1="24.8cm" svg:x2="3.6cm" svg:y2="25cm">
            <text:p/>
          </draw:line>
        </draw:g>
        <draw:g>
          <draw:custom-shape draw:style-name="gr12" draw:text-style-name="P5" draw:layer="layout" svg:width="2.8cm" svg:height="1.3cm" svg:x="2.1cm" svg:y="26.3cm">
            <text:p text:style-name="P1"><text:span text:style-name="T3">TxComBuf 256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3.5cm" svg:y1="26.6cm" svg:x2="3.6cm" svg:y2="26.5cm">
            <text:p/>
          </draw:line>
          <draw:line draw:style-name="gr2" draw:text-style-name="P1" draw:layer="layout" svg:x1="3.5cm" svg:y1="26.3cm" svg:x2="3.6cm" svg:y2="26.5cm">
            <text:p/>
          </draw:line>
        </draw:g>
        <draw:g>
          <draw:g>
            <draw:custom-shape draw:style-name="gr9" draw:text-style-name="P5" draw:layer="layout" svg:width="1.903cm" svg:height="0.5cm" svg:x="12.697cm" svg:y="24.225cm">
              <text:p text:style-name="P1"><text:span text:style-name="T3">RxMsg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2.403cm" svg:y="24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2.551cm" svg:y="24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12.694cm" svg:y="25.1cm">
              <text:p text:style-name="P1"><text:span text:style-name="T3">TxMsg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2.4cm" svg:y="25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2.546cm" svg:y="25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line draw:style-name="gr11" draw:text-style-name="P6" draw:layer="layout" svg:x1="10.1cm" svg:y1="24cm" svg:x2="12cm" svg:y2="24cm">
          <text:p text:style-name="P1"><text:span text:style-name="T4">1</text:span></text:p>
        </draw:line>
        <draw:g>
          <draw:custom-shape draw:style-name="gr12" draw:text-style-name="P5" draw:layer="layout" svg:width="2.8cm" svg:height="1.3cm" svg:x="8.3cm" svg:y="8.6cm">
            <text:p text:style-name="P1"><text:span text:style-name="T3">RxComBuf 256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9.7cm" svg:y1="8.9cm" svg:x2="9.8cm" svg:y2="8.8cm">
            <text:p/>
          </draw:line>
          <draw:line draw:style-name="gr2" draw:text-style-name="P1" draw:layer="layout" svg:x1="9.7cm" svg:y1="8.6cm" svg:x2="9.8cm" svg:y2="8.8cm">
            <text:p/>
          </draw:line>
        </draw:g>
        <draw:g>
          <draw:custom-shape draw:style-name="gr12" draw:text-style-name="P5" draw:layer="layout" svg:width="2.8cm" svg:height="1.3cm" svg:x="8.3cm" svg:y="10.1cm">
            <text:p text:style-name="P1"><text:span text:style-name="T3">TxComBuf 256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9.7cm" svg:y1="10.4cm" svg:x2="9.8cm" svg:y2="10.3cm">
            <text:p/>
          </draw:line>
          <draw:line draw:style-name="gr2" draw:text-style-name="P1" draw:layer="layout" svg:x1="9.7cm" svg:y1="10.1cm" svg:x2="9.8cm" svg:y2="10.3cm">
            <text:p/>
          </draw:line>
        </draw:g>
        <draw:custom-shape draw:style-name="gr7" draw:text-style-name="P4" draw:layer="layout" svg:width="3cm" svg:height="3cm" svg:x="14cm" svg:y="7cm">
          <text:p text:style-name="P3"><text:span text:style-name="T2">cComDat</text:span></text:p>
          <text:p text:style-name="P3"><text:span text:style-name="T2">ComDat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14.697cm" svg:y="8.225cm">
              <text:p text:style-name="P1"><text:span text:style-name="T3">RxSync 2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403cm" svg:y="8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551cm" svg:y="8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14.694cm" svg:y="9.1cm">
              <text:p text:style-name="P1"><text:span text:style-name="T3">TxSync 2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4cm" svg:y="9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546cm" svg:y="9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7" draw:text-style-name="P4" draw:layer="layout" svg:width="3cm" svg:height="3cm" svg:x="14cm" svg:y="11cm">
          <text:p text:style-name="P3"><text:span text:style-name="T2">cComDat</text:span></text:p>
          <text:p text:style-name="P3"><text:span text:style-name="T2">ComDat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14.697cm" svg:y="12.225cm">
              <text:p text:style-name="P1"><text:span text:style-name="T3">RxDat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403cm" svg:y="12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551cm" svg:y="12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14.694cm" svg:y="13.1cm">
              <text:p text:style-name="P1"><text:span text:style-name="T3">TxDat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4cm" svg:y="13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546cm" svg:y="13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7" draw:text-style-name="P4" draw:layer="layout" svg:width="3cm" svg:height="3cm" svg:x="14cm" svg:y="15cm">
          <text:p text:style-name="P3"><text:span text:style-name="T2">cComDat</text:span></text:p>
          <text:p text:style-name="P3"><text:span text:style-name="T2">ComDat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14.697cm" svg:y="16.225cm">
              <text:p text:style-name="P1"><text:span text:style-name="T3">RxAck 0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403cm" svg:y="16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551cm" svg:y="16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14.694cm" svg:y="17.1cm">
              <text:p text:style-name="P1"><text:span text:style-name="T3">TxAck 1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4cm" svg:y="17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546cm" svg:y="17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line draw:style-name="gr11" draw:text-style-name="P6" draw:layer="layout" svg:x1="12cm" svg:y1="8cm" svg:x2="14cm" svg:y2="8cm">
          <text:p text:style-name="P1"><text:span text:style-name="T4">1</text:span></text:p>
        </draw:line>
        <draw:line draw:style-name="gr11" draw:text-style-name="P6" draw:layer="layout" svg:x1="12cm" svg:y1="11.4cm" svg:x2="14cm" svg:y2="11.4cm">
          <text:p text:style-name="P1"><text:span text:style-name="T4">1</text:span></text:p>
        </draw:line>
        <draw:line draw:style-name="gr11" draw:text-style-name="P6" draw:layer="layout" svg:x1="10cm" svg:y1="12cm" svg:x2="14cm" svg:y2="16cm">
          <text:p text:style-name="P1"><text:span text:style-name="T4">1</text:span></text:p>
        </draw:line>
        <draw:custom-shape draw:style-name="gr8" draw:text-style-name="P2" draw:layer="layout" svg:width="3cm" svg:height="2cm" svg:x="17cm" svg:y="23cm">
          <text:p text:style-name="P1"><text:span text:style-name="T2">cI2C</text:span></text:p>
          <text:p text:style-name="P1"><text:span text:style-name="T2">Sla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15.1cm" svg:y1="24cm" svg:x2="17cm" svg:y2="24cm">
          <text:p/>
        </draw:line>
        <draw:line draw:style-name="gr13" draw:text-style-name="P1" draw:layer="layout" svg:x1="17cm" svg:y1="16.8cm" svg:x2="18.7cm" svg:y2="19cm">
          <text:p/>
        </draw:line>
        <draw:line draw:style-name="gr13" draw:text-style-name="P1" draw:layer="layout" svg:x1="17cm" svg:y1="12.4cm" svg:x2="18.6cm" svg:y2="19cm">
          <text:p/>
        </draw:line>
        <draw:g>
          <draw:custom-shape draw:style-name="gr12" draw:text-style-name="P5" draw:layer="layout" svg:width="2.8cm" svg:height="1.3cm" svg:x="8.2cm" svg:y="3.2cm">
            <text:p text:style-name="P1"><text:span text:style-name="T3">RxComBuf 102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9.6cm" svg:y1="3.5cm" svg:x2="9.7cm" svg:y2="3.4cm">
            <text:p/>
          </draw:line>
          <draw:line draw:style-name="gr2" draw:text-style-name="P1" draw:layer="layout" svg:x1="9.6cm" svg:y1="3.2cm" svg:x2="9.7cm" svg:y2="3.4cm">
            <text:p/>
          </draw:line>
        </draw:g>
        <draw:g>
          <draw:custom-shape draw:style-name="gr12" draw:text-style-name="P5" draw:layer="layout" svg:width="2.8cm" svg:height="1.3cm" svg:x="8.2cm" svg:y="4.7cm">
            <text:p text:style-name="P1"><text:span text:style-name="T3">TxComBuf 102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9.6cm" svg:y1="5cm" svg:x2="9.7cm" svg:y2="4.9cm">
            <text:p/>
          </draw:line>
          <draw:line draw:style-name="gr2" draw:text-style-name="P1" draw:layer="layout" svg:x1="9.6cm" svg:y1="4.7cm" svg:x2="9.7cm" svg:y2="4.9cm">
            <text:p/>
          </draw:line>
        </draw:g>
        <draw:custom-shape draw:style-name="gr8" draw:text-style-name="P2" draw:layer="layout" svg:width="2cm" svg:height="2cm" svg:x="18cm" svg:y="2cm">
          <text:p text:style-name="P1"><text:span text:style-name="T2">cI2C</text:span></text:p>
          <text:p text:style-name="P1"><text:span text:style-name="T2">Sla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3cm" svg:x="13.6cm" svg:y="2cm">
          <text:p text:style-name="P3"><text:span text:style-name="T2">cComDat</text:span></text:p>
          <text:p text:style-name="P3"><text:span text:style-name="T2">ComDat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9" draw:text-style-name="P5" draw:layer="layout" svg:width="1.903cm" svg:height="0.5cm" svg:x="14.297cm" svg:y="3.225cm">
              <text:p text:style-name="P1"><text:span text:style-name="T3">RxMsg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003cm" svg:y="3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.151cm" svg:y="3.22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14.294cm" svg:y="4.1cm">
              <text:p text:style-name="P1"><text:span text:style-name="T3">TxMsg 65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14cm" svg:y="4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14.146cm" svg:y="4.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line draw:style-name="gr11" draw:text-style-name="P6" draw:layer="layout" svg:x1="12cm" svg:y1="3cm" svg:x2="13.6cm" svg:y2="3cm">
          <text:p text:style-name="P1"><text:span text:style-name="T4">1</text:span></text:p>
        </draw:line>
        <draw:line draw:style-name="gr11" draw:text-style-name="P6" draw:layer="layout" svg:x1="16.6cm" svg:y1="3cm" svg:x2="18cm" svg:y2="3cm">
          <text:p text:style-name="P1"><text:span text:style-name="T4">1</text:span></text:p>
        </draw:line>
        <draw:line draw:style-name="gr13" draw:text-style-name="P1" draw:layer="layout" svg:x1="17.041cm" svg:y1="8.3cm" svg:x2="18.641cm" svg:y2="19cm">
          <text:p/>
        </draw:line>
        <draw:custom-shape draw:style-name="gr7" draw:text-style-name="P4" draw:layer="layout" svg:width="3.1cm" svg:height="3cm" svg:x="1.9cm" svg:y="19cm">
          <text:p text:style-name="P3"><text:span text:style-name="T2">Botnet</text:span></text:p>
          <text:p text:style-name="P3"><text:span text:style-name="T2">StreamSys</text:span></text:p>
          <text:p text:style-name="P3"><text:span text:style-name="T2">Pr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2" draw:text-style-name="P5" draw:layer="layout" svg:width="2.8cm" svg:height="1.3cm" svg:x="2.1cm" svg:y="20.5cm">
            <text:p text:style-name="P1"><text:span text:style-name="T3">RxComBuf 512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7" draw:text-style-name="P4" draw:layer="layout" svg:width="3.1cm" svg:height="5cm" svg:x="9.9cm" svg:y="16cm">
          <text:p text:style-name="P3"><text:span text:style-name="T2">Botnet</text:span></text:p>
          <text:p text:style-name="P3"><text:span text:style-name="T2">StreamSys</text:span></text:p>
          <text:p text:style-name="P3"><text:span text:style-name="T2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6" draw:layer="layout" svg:x1="3cm" svg:y1="14cm" svg:x2="3cm" svg:y2="15.6cm">
          <text:p text:style-name="P1"><text:span text:style-name="T4">1</text:span></text:p>
        </draw:line>
        <draw:g>
          <draw:custom-shape draw:style-name="gr12" draw:text-style-name="P5" draw:layer="layout" svg:width="2.8cm" svg:height="1.3cm" svg:x="2.1cm" svg:y="9.4cm">
            <text:p text:style-name="P1"><text:span text:style-name="T3">RxComBuf 128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3.5cm" svg:y1="9.7cm" svg:x2="3.6cm" svg:y2="9.6cm">
            <text:p/>
          </draw:line>
          <draw:line draw:style-name="gr2" draw:text-style-name="P1" draw:layer="layout" svg:x1="3.5cm" svg:y1="9.4cm" svg:x2="3.6cm" svg:y2="9.6cm">
            <text:p/>
          </draw:line>
        </draw:g>
        <draw:g>
          <draw:custom-shape draw:style-name="gr12" draw:text-style-name="P5" draw:layer="layout" svg:width="2.8cm" svg:height="1.3cm" svg:x="2.1cm" svg:y="10.9cm">
            <text:p text:style-name="P1"><text:span text:style-name="T3">TxComBuf 128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2" draw:text-style-name="P1" draw:layer="layout" svg:x1="3.5cm" svg:y1="11.2cm" svg:x2="3.6cm" svg:y2="11.1cm">
            <text:p/>
          </draw:line>
          <draw:line draw:style-name="gr2" draw:text-style-name="P1" draw:layer="layout" svg:x1="3.5cm" svg:y1="10.9cm" svg:x2="3.6cm" svg:y2="11.1cm">
            <text:p/>
          </draw:line>
        </draw:g>
        <draw:g>
          <draw:g>
            <draw:custom-shape draw:style-name="gr9" draw:text-style-name="P5" draw:layer="layout" svg:width="1.903cm" svg:height="0.5cm" svg:x="2.497cm" svg:y="12.4cm">
              <text:p text:style-name="P1"><text:span text:style-name="T3">RxMsg 64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2.203cm" svg:y="12.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2.351cm" svg:y="12.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9" draw:text-style-name="P2" draw:layer="layout" svg:width="1.906cm" svg:height="0.5cm" svg:x="2.494cm" svg:y="13.275cm">
              <text:p text:style-name="P1"><text:span text:style-name="T3">TxMsg 64B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6cm" svg:height="0.5cm" svg:x="2.2cm" svg:y="13.27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0" draw:text-style-name="P2" draw:layer="layout" svg:width="0.148cm" svg:height="0.5cm" svg:x="2.346cm" svg:y="13.27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7" draw:text-style-name="P4" draw:layer="layout" svg:width="3.1cm" svg:height="3cm" svg:x="1.9cm" svg:y="15.6cm">
          <text:p text:style-name="P3"><text:span text:style-name="T2">Botnet</text:span></text:p>
          <text:p text:style-name="P3"><text:span text:style-name="T2">StreamSys</text:span></text:p>
          <text:p text:style-name="P3"><text:span text:style-name="T2">Pr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2" draw:text-style-name="P5" draw:layer="layout" svg:width="2.8cm" svg:height="1.3cm" svg:x="2.1cm" svg:y="17.1cm">
            <text:p text:style-name="P1"><text:span text:style-name="T3">RxComBuf 512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2" draw:text-style-name="P5" draw:layer="layout" svg:width="2.8cm" svg:height="1.3cm" svg:x="10cm" svg:y="17.6cm">
            <text:p text:style-name="P1"><text:span text:style-name="T3">R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12" draw:text-style-name="P5" draw:layer="layout" svg:width="2.8cm" svg:height="1.3cm" svg:x="10cm" svg:y="19cm">
            <text:p text:style-name="P1"><text:span text:style-name="T3">TxBuf 64B</text:span></text:p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28M23S</meta:editing-duration>
    <meta:editing-cycles>54</meta:editing-cycles>
    <meta:generator>OpenOffice.org/3.4.1$Win32 OpenOffice.org_project/341m1$Build-9593</meta:generator>
    <dc:date>2020-03-24T10:52:21.36</dc:date>
    <meta:document-statistic meta:object-count="427"/>
  </office:meta>
</office:document-meta>
</file>